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4.41mm"/>
    </style:style>
    <style:style style:name="co10" style:family="table-column">
      <style:table-column-properties fo:break-before="auto" style:column-width="123.35mm"/>
    </style:style>
    <style:style style:name="co11" style:family="table-column">
      <style:table-column-properties fo:break-before="auto" style:column-width="128.08mm"/>
    </style:style>
    <style:style style:name="co12" style:family="table-column">
      <style:table-column-properties fo:break-before="auto" style:column-width="24.85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29.89mm"/>
    </style:style>
    <style:style style:name="co18" style:family="table-column">
      <style:table-column-properties fo:break-before="auto" style:column-width="93.22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42.56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8.52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23.02mm" fo:break-before="auto" style:use-optimal-row-height="true"/>
    </style:style>
    <style:style style:name="ro5" style:family="table-row">
      <style:table-row-properties style:row-height="27.52mm" fo:break-before="auto" style:use-optimal-row-height="true"/>
    </style:style>
    <style:style style:name="ro6" style:family="table-row">
      <style:table-row-properties style:row-height="14.02mm" fo:break-before="auto" style:use-optimal-row-height="true"/>
    </style:style>
    <style:style style:name="ro7" style:family="table-row">
      <style:table-row-properties style:row-height="22.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27.38mm" fo:break-before="auto" style:use-optimal-row-height="true"/>
    </style:style>
    <style:style style:name="ro10" style:family="table-row">
      <style:table-row-properties style:row-height="23.28mm" fo:break-before="auto" style:use-optimal-row-height="true"/>
    </style:style>
    <style:style style:name="ro11" style:family="table-row">
      <style:table-row-properties style:row-height="27.78mm" fo:break-before="auto" style:use-optimal-row-height="true"/>
    </style:style>
    <style:style style:name="ro12" style:family="table-row">
      <style:table-row-properties style:row-height="32.01mm" fo:break-before="auto" style:use-optimal-row-height="true"/>
    </style:style>
    <style:style style:name="ro13" style:family="table-row">
      <style:table-row-properties style:row-height="36.51mm" fo:break-before="auto" style:use-optimal-row-height="true"/>
    </style:style>
    <style:style style:name="ro14" style:family="table-row">
      <style:table-row-properties style:row-height="37.04mm" fo:break-before="auto" style:use-optimal-row-height="true"/>
    </style:style>
    <style:style style:name="ro15" style:family="table-row">
      <style:table-row-properties style:row-height="41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89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98" style:family="table-cell" style:parent-style-name="Default"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3.53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74"/>
        <table:table-column table:style-name="co8" table:default-cell-style-name="ce60"/>
        <table:table-column table:style-name="co9" table:default-cell-style-name="ce85"/>
        <table:table-column table:style-name="co10" table:default-cell-style-name="ce88"/>
        <table:table-column table:style-name="co11" table:default-cell-style-name="ce92"/>
        <table:table-column table:style-name="co12" table:default-cell-style-name="ce96"/>
        <table:table-column table:style-name="co8" table:number-columns-repeated="1005" table:default-cell-style-name="ce96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5" office:value-type="string" calcext:value-type="string">
            <text:p>Stuggles</text:p>
          </table:table-cell>
          <table:table-cell table:style-name="ce84" office:value-type="string" calcext:value-type="string">
            <text:p>How to improve</text:p>
          </table:table-cell>
          <table:table-cell table:style-name="ce26" office:value-type="string" calcext:value-type="string">
            <text:p>Good</text:p>
          </table:table-cell>
          <table:table-cell table:style-name="ce32" office:value-type="string" calcext:value-type="string">
            <text:p>To_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LC-answer query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9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1" table:number-columns-repeated="3"/>
          <table:table-cell table:formula="of:= 10 - ([.$E10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24" calcext:value-type="date">
            <text:p>2020-10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Two-Pointers</text:p>
          </table:table-cell>
          <table:table-cell table:formula="of:= 10 - ([.$E105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8. Bag of Tokens:</text:p>
            <text:p/>
            <text:p>- I didn’t spend enough time on the intui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24" calcext:value-type="date">
            <text:p>2020-10-2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Trie</text:p>
          </table:table-cell>
          <table:table-cell table:formula="of:= 10 - ([.$E106] - 20)/4" office:value-type="float" office:value="13.5" calcext:value-type="float">
            <text:p>1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8. Implement Trie (Prefix Tree)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24" calcext:value-type="date">
            <text:p>2020-10-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7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. Longest Common Prefix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64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0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4. Maximum Average Subarray II:</text:p>
            <text:p/>
            <text:p>- I came up with O(n^2) solution in 33 minutes but it wasn’t accepted</text:p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6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0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43. Maximum Average Subarray I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3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0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99. Count Largest Group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1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24. Diagonal Traverse II:</text:p>
            <text:p/>
            <text:p>- I’m still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3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1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52. Product of the Last K Numbers:</text:p>
            <text:p/>
            <text:p>- I didn’t see the DP approach</text:p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2" calcext:value-type="date">
            <text:p>2020-10-1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13] - 20)/4" office:value-type="float" office:value="1.75" calcext:value-type="float">
            <text:p>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8. Diagonal Traverse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1" calcext:value-type="date">
            <text:p>2020-10-1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Stack</text:p>
          </table:table-cell>
          <table:table-cell table:formula="of:= 10 - ([.$E1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6. Remove Duplicate Letters:</text:p>
            <text:p/>
            <text:p>- I wasn’t able to come up with a solution</text:p>
            <text:p/>
          </table:table-cell>
          <table:table-cell table:style-name="ce84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1" calcext:value-type="date">
            <text:p>2020-10-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  <text:p>Sorting</text:p>
          </table:table-cell>
          <table:table-cell table:formula="of:= 10 - ([.$E115] - 20)/4" office:value-type="float" office:value="4.75" calcext:value-type="float">
            <text:p>4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0. Sliding Window Median:</text:p>
            <text:p/>
            <text:p>- I jumped into the solution too quickly</text:p>
            <text:p>- I found out that my solution is wrong after 30 minutes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16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2. Minimum Number of Arrows to Burst Balloons:</text:p>
            <text:p/>
            <text:p>- I didn’t see a key cas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46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1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60. Make Two Arrays Equal by Reversing Sub-arrays:</text:p>
            <text:p/>
            <text:p>- I didn’t see the complexity behind this problem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F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14. Largest Triple Product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9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9] - 20)/4" office:value-type="float" office:value="4.5" calcext:value-type="float">
            <text:p>4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5. Find Median from Data Stream:</text:p>
            <text:p/>
            <text:p>- T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FC-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12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6. Above-Average Subarrays:</text:p>
            <text:p/>
            <text:p>- My first thought was a naive approach but I wasted all my time trying</text:p>
            <text:p>To find a better approach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3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2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3. Number of Sub-arrays of Size K and Average &gt;= Threshold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FC-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10" calcext:value-type="date">
            <text:p>2020-10-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. Passing Yearbooks:</text:p>
            <text:p/>
            <text:p>- Too slow</text:p>
            <text:p>- confused with index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7" calcext:value-type="date">
            <text:p>2020-10-0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123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4. Shortest Bridge:</text:p>
            <text:p/>
            <text:p>- It wasn’t the efficient solution but close</text:p>
            <text:p>- I was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3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7" calcext:value-type="date">
            <text:p>2020-10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DFS</text:p>
          </table:table-cell>
          <table:table-cell table:formula="of:= 10 - ([.$E124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8. Range Sum of BST:</text:p>
            <text:p/>
            <text:p>- Slow</text:p>
            <text:p/>
          </table:table-cell>
          <table:table-cell table:style-name="ce84" office:value-type="string" calcext:value-type="string">
            <text:p/>
            <text:p>- More problem on BST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694 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7" calcext:value-type="date">
            <text:p>2020-10-0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25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4. Number of Distinct Islands:  </text:p>
            <text:p/>
            <text:p>- Too slow!  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8. Random Pick with Weight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7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8. Random Pick Index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128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5. Convert a Number to Hexadecimal:</text:p>
            <text:p/>
            <text:p>- I struggled with 2’s complement of a negative number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5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9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8. Read N Characters Given Read4 II - Call multiple times:</text:p>
            <text:p/>
            <text:p>- T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8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0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1. Insert Delete GetRandom O(1) - Duplicates allowed:</text:p>
            <text:p/>
            <text:p>- Too slow!</text:p>
            <text:p>- I missed a key  case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8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0. Insert Delete GetRandom O(1):</text:p>
            <text:p/>
            <text:p>-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5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2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. Find Minimum in Rotated Sorted Array II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3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. Find Minimum in Rotated Sorted Array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37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4. Guess Number Higher or Lower: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5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. Find First and Last Position of Element in Sorted Array:</text:p>
            <text:p/>
            <text:p>- Jumped into the implementatin too earl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6" calcext:value-type="date">
            <text:p>2020-10-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6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. Search Insert Positio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5" calcext:value-type="date">
            <text:p>2020-10-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7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2. Search in a Sorted Array of Unknown Siz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5" calcext:value-type="date">
            <text:p>2020-10-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8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1. Search in Rotated Sorted Array II:</text:p>
            <text:p/>
            <text:p>- I am still too slow!</text:p>
            <text:p/>
          </table:table-cell>
          <table:table-cell table:style-name="ce84" office:value-type="string" calcext:value-type="string">
            <text:p/>
            <text:p>- More Binary Search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5" calcext:value-type="date">
            <text:p>2020-10-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9] - 20)/4" office:value-type="float" office:value="2.25" calcext:value-type="float">
            <text:p>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3. Search in Rotated Sorted Array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5" calcext:value-type="date">
            <text:p>2020-10-0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0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4" calcext:value-type="date">
            <text:p>2020-10-0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1] - 20)/4" office:value-type="float" office:value="-2.75" calcext:value-type="float">
            <text:p>-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28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4" calcext:value-type="date">
            <text:p>2020-10-0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42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8. Remove Covered Intervals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63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43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9. Decode Ways II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03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144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6. Escape a Large Maze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5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4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1. Minimum Insertions to Balance a Parentheses String:</text:p>
            <text:p/>
            <text:p>- Slow!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  <text:p>Backtracking</text:p>
          </table:table-cell>
          <table:table-cell table:formula="of:= 10 - ([.$E146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1. Decode Ways:</text:p>
            <text:p/>
            <text:p>- My first idea was a backtracking solution: not efficient</text:p>
            <text:p>- I didn’t see memoization with the recursion</text:p>
            <text:p>- I didn’t see the DP solution</text:p>
            <text:p/>
          </table:table-cell>
          <table:table-cell table:style-name="ce84" office:value-type="string" calcext:value-type="string">
            <text:p/>
            <text:p/>
            <text:p>- More DP (distinct ways) problems</text:p>
            <text:p>- More recursion + Memoization</text:p>
            <text:p/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8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147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8. Shifting Letter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8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4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56. Score of Parentheses:</text:p>
            <text:p/>
            <text:p>-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3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3" calcext:value-type="date">
            <text:p>2020-10-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49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2. K-diff Pairs in an Array:</text:p>
            <text:p/>
            <text:p>-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2" calcext:value-type="date">
            <text:p>2020-10-0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. Restore IP Addresses:</text:p>
            <text:p/>
            <text:p>-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2" calcext:value-type="date">
            <text:p>2020-10-0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1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. Simplify Path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2" calcext:value-type="date">
            <text:p>2020-10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5. Valid Number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2" calcext:value-type="date">
            <text:p>2020-10-0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. Surrounded Regions:</text:p>
            <text:p/>
            <text:p>-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7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4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3. Integer to English Words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7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55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8. First Bad Versio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0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01. Remove Invalid Parentheses:</text:p>
            <text:p/>
            <text:p>- I wasn’t able to pass all test cas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24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7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9. Minimum Remove to Make Valid Parenthese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8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95. Max Area of Island: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1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5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8. The Skyline Problem:</text:p>
            <text:p/>
            <text:p>- I started with an iterative solution (it has too edge cases)</text:p>
            <text:p>- I wasn’t able to come up with a solution after 60 mn</text:p>
            <text:p/>
          </table:table-cell>
          <table:table-cell table:style-name="ce84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6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0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4. Maximum Distance in Arrays:  </text:p>
            <text:p/>
            <text:p>- I jumped too early to the implementation</text:p>
            <text:p>- I missed an important information in the problem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93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10-01" calcext:value-type="date">
            <text:p>2020-10-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161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3. Number of Recent Calls:</text:p>
            <text:p/>
            <text:p>- I jumped too early to the implementation</text:p>
            <text:p>- I didn’t take the time to test my idea</text:p>
            <text:p>- While the implementation, I tried 2 other ideas before I find the solut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Trie</text:p>
          </table:table-cell>
          <table:table-cell table:formula="of:= 10 - ([.$E162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5. Word Squares:</text:p>
            <text:p/>
            <text:p>- Too slow to implement the trie</text:p>
            <text:p>- Too slow to implement the backtracking function</text:p>
            <text:p>- I struggled with the time/space complexit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30" calcext:value-type="date">
            <text:p>2020-09-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3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2. Valid Word Square:</text:p>
            <text:p/>
            <text:p>- I jumped to soon to the implementa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8" calcext:value-type="date">
            <text:p>2020-09-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64] - 20)/4" office:value-type="float" office:value="11.25" calcext:value-type="float">
            <text:p>11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00. Number of Islands:</text:p>
            <text:p/>
            <text:p>- I didn’t think about Union-Find solution</text:p>
            <text:p/>
          </table:table-cell>
          <table:table-cell table:style-name="ce84"/>
          <table:table-cell table:style-name="ce2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8" calcext:value-type="date">
            <text:p>2020-09-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  <text:p>BST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165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6. Convert Binary Search Tree to Sorted Doubly Linked List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3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7" calcext:value-type="date">
            <text:p>2020-09-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DP</text:p>
            <text:p>Math</text:p>
          </table:table-cell>
          <table:table-cell table:formula="of:= 10 - ([.$E166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7. Count Numbers with Unique Digits:</text:p>
            <text:p/>
            <text:p>- I came up with a math solution</text:p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7" calcext:value-type="date">
            <text:p>2020-09-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6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9. Evaluate Division:</text:p>
            <text:p/>
            <text:p>- 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8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. Sudoku Solver:</text:p>
            <text:p/>
            <text:p>- I struggled to find the box_no from row no and col no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9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This time doesn’t reflect the truth since I just did LC-51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0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. N-Queens:</text:p>
            <text:p/>
            <text:p>- I struggled with the time complexity</text:p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7">
          <table:table-cell table:style-name="ce1" office:value-type="string" calcext:value-type="string">
            <text:p>LC-2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71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1. Different Ways to Add Parentheses:</text:p>
            <text:p/>
            <text:p>- I didn’t see the divide-and-conquer pattern</text:p>
            <text:p>- I tried to solve it with a backtracking approach</text:p>
            <text:p/>
          </table:table-cell>
          <table:table-cell table:style-name="ce84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6" calcext:value-type="date">
            <text:p>2020-09-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72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5. Teemo Attacking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5" calcext:value-type="date">
            <text:p>2020-09-2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17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79. Largest Number:</text:p>
            <text:p/>
            <text:p>- Even though I was close, I was not able to come up with a solu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4" calcext:value-type="date">
            <text:p>2020-09-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7. Palindrome Permutation II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2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4" calcext:value-type="date">
            <text:p>2020-09-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24" calcext:value-type="date">
            <text:p>2020-09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8">
          <table:table-cell table:style-name="ce1" office:value-type="string" calcext:value-type="string">
            <text:p>LC-38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4" calcext:value-type="date">
            <text:p>2020-09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89. Find the Differenc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3" calcext:value-type="date">
            <text:p>2020-09-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84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4. Letter Case Permutatio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50. Check If a Number Is Majority Element in a Sorted Array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9. Majority Element:</text:p>
            <text:p/>
          </table:table-cell>
          <table:table-cell table:style-name="ce84"/>
          <table:table-cell table:style-name="ce12" office:value-type="string" calcext:value-type="string">
            <text:p/>
            <text:p>- Much more better</text:p>
            <text:p/>
            <text:p/>
          </table:table-cell>
          <table:table-cell table:style-name="ce27" table:number-columns-repeated="1006"/>
          <table:table-cell table:style-name="ce98" table:number-columns-repeated="6"/>
        </table:table-row>
        <table:table-row table:style-name="ro7">
          <table:table-cell table:style-name="ce1" office:value-type="string" calcext:value-type="string">
            <text:p>LC-2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84"/>
          <table:table-cell table:style-name="ce1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6. Permutation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2" calcext:value-type="date">
            <text:p>2020-09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0. Subsets II:</text:p>
            <text:p/>
            <text:p>-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52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23. Count Odd Numbers in an Interval Rang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6. Palindrome Permutatio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21" calcext:value-type="date">
            <text:p>2020-09-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0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84" office:value-type="string" calcext:value-type="string">
            <text:p/>
            <text:p>- More problems with bucket sort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11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0. Balanced Binary Tree: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3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84" office:value-type="string" calcext:value-type="string">
            <text:p/>
            <text:p>- More problem with Union-Find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6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1. Design Circular Dequ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20" calcext:value-type="date">
            <text:p>2020-09-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9" calcext:value-type="date">
            <text:p>2020-09-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4. Search a 2D Matrix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9" calcext:value-type="date">
            <text:p>2020-09-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2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9" calcext:value-type="date">
            <text:p>2020-09-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9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6. Unique Binary Search Trees: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1. Insert into a Binary Search Tre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0. Inorder Successor in BST II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8" calcext:value-type="date">
            <text:p>2020-09-1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84" office:value-type="string" calcext:value-type="string">
            <text:p/>
            <text:p>- More problems about recursion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9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orting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3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1. Power of Two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. Pow(x, n)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. Maximum Depth of Binary Tre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. Climbing Stairs: 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70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0. Search in a Binary Search Tre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0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6. Reverse Linked List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0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7" calcext:value-type="date">
            <text:p>2020-09-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6" calcext:value-type="date">
            <text:p>2020-09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1. Maximum XOR of Two Numbers in an Array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. Swap Nodes in Pair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4. Reverse String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2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2" calcext:value-type="date">
            <text:p>2020-09-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84" office:value-type="string" calcext:value-type="string">
            <text:p/>
            <text:p>- Read more about combination and permutation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8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41. Keys and Room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2. 01 Matrix:</text:p>
            <text:p/>
            <text:p>- T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0">
          <table:table-cell table:style-name="ce1" office:value-type="string" calcext:value-type="string">
            <text:p>LC-3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4. Decode String:</text:p>
            <text:p/>
            <text:p>- I didn’t see 1 specific case that took me additional 17mn</text:p>
            <text:p>- My 1<text:span text:style-name="T1">st</text:span>. Submission took me 15m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2. Implement Queue using Stack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1" calcext:value-type="date">
            <text:p>2020-09-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5. Implement Stack using Queue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0" calcext:value-type="date">
            <text:p>2020-09-1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0" calcext:value-type="date">
            <text:p>2020-09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. Clone Graph:</text:p>
            <text:p/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10" calcext:value-type="date">
            <text:p>2020-09-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84" office:value-type="string" calcext:value-type="string">
            <text:p/>
            <text:p>- Python floor division returns the smallest integer closest to result</text:p>
            <text:p><text:span text:style-name="T4">6 // (-132) = -1</text:span></text:p>
            <text:p/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3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9. Daily Temperatures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. Valid Parenthese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1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6. Max Stack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5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. Min Stack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. Sqrt(x):</text:p>
            <text:p/>
            <text:p>- I implemented 1<text:span text:style-name="T1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9" calcext:value-type="date">
            <text:p>2020-09-0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7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6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8" calcext:value-type="date">
            <text:p>2020-09-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22. Sum of Root To Leaf Binary Number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83" office:value-type="string" calcext:value-type="string">
            <text:p>LC-<text:span text:style-name="T2">974. Subarray Sums Divisible by K:</text:span></text:p>
            <text:p/>
            <text:p><text:span text:style-name="T2">- I struggled to implement the prefix sum and reminder</text:span>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7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0. Subarray Sum Equals K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3. Binary Tree Zigzag Level Order Traversal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7" calcext:value-type="date">
            <text:p>2020-09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0. Word Pattern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3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5" calcext:value-type="date">
            <text:p>2020-09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5. All Elements in Two Binary Search Trees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1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4" calcext:value-type="date">
            <text:p>2020-09-0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4" calcext:value-type="date">
            <text:p>2020-09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2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4" calcext:value-type="date">
            <text:p>2020-09-0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84"/>
          <table:table-cell table:style-name="ce22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. Two Sum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0. Intersection of Two Arrays II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2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8. Serialize and Deserialize N-ary Tree: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9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1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84" office:value-type="string" calcext:value-type="string">
            <text:p/>
            <text:p>- More tree problem</text:p>
          </table:table-cell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12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2" calcext:value-type="date">
            <text:p>2020-09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84"/>
          <table:table-cell table:style-name="ce22"/>
          <table:table-cell table:style-name="ce27" table:number-columns-repeated="1006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88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2" calcext:value-type="date">
            <text:p>2020-09-0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84"/>
          <table:table-cell table:style-name="ce22"/>
          <table:table-cell table:style-name="ce27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2" calcext:value-type="date">
            <text:p>2020-09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84"/>
          <table:table-cell table:style-name="ce22"/>
          <table:table-cell table:style-name="ce27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9-01" calcext:value-type="date">
            <text:p>2020-09-0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84"/>
          <table:table-cell table:style-name="ce22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27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1" calcext:value-type="date">
            <text:p>2020-09-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84"/>
          <table:table-cell table:style-name="ce22"/>
          <table:table-cell table:style-name="ce27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5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1" calcext:value-type="date">
            <text:p>2020-09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84"/>
          <table:table-cell table:style-name="ce22"/>
          <table:table-cell table:style-name="ce27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2">
          <table:table-cell table:style-name="ce1" office:value-type="string" calcext:value-type="string">
            <text:p>LC-94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9-01" calcext:value-type="date">
            <text:p>2020-09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84"/>
          <table:table-cell table:style-name="ce22"/>
          <table:table-cell table:style-name="ce27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84"/>
          <table:table-cell table:style-name="ce22"/>
          <table:table-cell table:style-name="ce27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84"/>
          <table:table-cell table:style-name="ce22"/>
          <table:table-cell table:style-name="ce27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4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84"/>
          <table:table-cell table:style-name="ce22"/>
          <table:table-cell table:style-name="ce27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1. Symmetric Tree:</text:p>
            <text:p/>
          </table:table-cell>
          <table:table-cell table:style-name="ce84"/>
          <table:table-cell table:style-name="ce22"/>
          <table:table-cell table:style-name="ce27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31" calcext:value-type="date">
            <text:p>2020-08-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84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22"/>
          <table:table-cell table:style-name="ce27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3">
          <table:table-cell table:style-name="ce1" office:value-type="string" calcext:value-type="string">
            <text:p>LC-9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30" calcext:value-type="date">
            <text:p>2020-08-3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84"/>
          <table:table-cell table:style-name="ce22"/>
          <table:table-cell table:style-name="ce27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8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9" calcext:value-type="date">
            <text:p>2020-08-2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84"/>
          <table:table-cell table:style-name="ce22"/>
          <table:table-cell table:style-name="ce27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6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9" calcext:value-type="date">
            <text:p>2020-08-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84"/>
          <table:table-cell table:style-name="ce22"/>
          <table:table-cell table:style-name="ce27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84"/>
          <table:table-cell table:style-name="ce22"/>
          <table:table-cell table:style-name="ce27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3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84"/>
          <table:table-cell table:style-name="ce22"/>
          <table:table-cell table:style-name="ce27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84"/>
          <table:table-cell table:style-name="ce22"/>
          <table:table-cell table:style-name="ce27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5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22. Diameter of N-Ary Tree:</text:p>
            <text:p/>
          </table:table-cell>
          <table:table-cell table:style-name="ce84"/>
          <table:table-cell table:style-name="ce22"/>
          <table:table-cell table:style-name="ce27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7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84"/>
          <table:table-cell table:style-name="ce22"/>
          <table:table-cell table:style-name="ce27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84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22"/>
          <table:table-cell table:style-name="ce27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4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0. Check string is valid seq. from root to leaves of binary tree:</text:p>
            <text:p/>
          </table:table-cell>
          <table:table-cell table:style-name="ce84"/>
          <table:table-cell table:style-name="ce22"/>
          <table:table-cell table:style-name="ce27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9. Sum Root to Leaf Numbers:</text:p>
            <text:p/>
          </table:table-cell>
          <table:table-cell table:style-name="ce84"/>
          <table:table-cell table:style-name="ce22"/>
          <table:table-cell table:style-name="ce27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3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02. Deepest Leaves Sum:</text:p>
            <text:p/>
          </table:table-cell>
          <table:table-cell table:style-name="ce84"/>
          <table:table-cell table:style-name="ce22"/>
          <table:table-cell table:style-name="ce27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4">
          <table:table-cell table:style-name="ce1" office:value-type="string" calcext:value-type="string">
            <text:p>LC-4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7" calcext:value-type="date">
            <text:p>2020-08-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1">st</text:span>. Solution was wrong</text:p>
            <text:p>- My 2<text:span text:style-name="T1">nd</text:span>. Solution was a naive solution, it was not efficient: O(n^2)</text:p>
            <text:p/>
            <text:p/>
          </table:table-cell>
          <table:table-cell table:style-name="ce84"/>
          <table:table-cell table:style-name="ce22"/>
          <table:table-cell table:style-name="ce27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84"/>
          <table:table-cell table:style-name="ce22"/>
          <table:table-cell table:style-name="ce27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2. Path Sum:</text:p>
            <text:p/>
          </table:table-cell>
          <table:table-cell table:style-name="ce84"/>
          <table:table-cell table:style-name="ce22"/>
          <table:table-cell table:style-name="ce27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5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84"/>
          <table:table-cell table:style-name="ce22"/>
          <table:table-cell table:style-name="ce27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. Palindrome Number:</text:p>
            <text:p/>
          </table:table-cell>
          <table:table-cell table:style-name="ce84"/>
          <table:table-cell table:style-name="ce22"/>
          <table:table-cell table:style-name="ce27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6" calcext:value-type="date">
            <text:p>2020-08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12. Fizz Buzz:</text:p>
            <text:p/>
          </table:table-cell>
          <table:table-cell table:style-name="ce84"/>
          <table:table-cell table:style-name="ce22"/>
          <table:table-cell table:style-name="ce27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4. Flatten Binary Tree to Linked List:</text:p>
            <text:p/>
          </table:table-cell>
          <table:table-cell table:style-name="ce84"/>
          <table:table-cell table:style-name="ce22"/>
          <table:table-cell table:style-name="ce27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3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84"/>
          <table:table-cell table:style-name="ce22"/>
          <table:table-cell table:style-name="ce27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8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5. Inorder Successor in BST:</text:p>
            <text:p/>
          </table:table-cell>
          <table:table-cell table:style-name="ce84"/>
          <table:table-cell table:style-name="ce22"/>
          <table:table-cell table:style-name="ce27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99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3. Cousins in Binary Tree:</text:p>
            <text:p/>
          </table:table-cell>
          <table:table-cell table:style-name="ce84"/>
          <table:table-cell table:style-name="ce22"/>
          <table:table-cell table:style-name="ce27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90. N-ary Tree Postorder Traversal:</text:p>
            <text:p/>
          </table:table-cell>
          <table:table-cell table:style-name="ce84"/>
          <table:table-cell table:style-name="ce22"/>
          <table:table-cell table:style-name="ce27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29. N-ary Tree Level Order Traversal:</text:p>
            <text:p/>
          </table:table-cell>
          <table:table-cell table:style-name="ce84"/>
          <table:table-cell table:style-name="ce22"/>
          <table:table-cell table:style-name="ce27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2. Binary Tree Level Order Traversal:</text:p>
            <text:p/>
          </table:table-cell>
          <table:table-cell table:style-name="ce84"/>
          <table:table-cell table:style-name="ce22"/>
          <table:table-cell table:style-name="ce27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8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5" calcext:value-type="date">
            <text:p>2020-08-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84"/>
          <table:table-cell table:style-name="ce22"/>
          <table:table-cell table:style-name="ce27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99. Binary Tree Right Side View:</text:p>
            <text:p/>
          </table:table-cell>
          <table:table-cell table:style-name="ce84"/>
          <table:table-cell table:style-name="ce22"/>
          <table:table-cell table:style-name="ce27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7. Binary Tree Level Order Traversal II:</text:p>
            <text:p/>
          </table:table-cell>
          <table:table-cell table:style-name="ce84"/>
          <table:table-cell table:style-name="ce22"/>
          <table:table-cell table:style-name="ce27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6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37. Average of Levels in Binary Tree:</text:p>
            <text:p/>
          </table:table-cell>
          <table:table-cell table:style-name="ce84"/>
          <table:table-cell table:style-name="ce22"/>
          <table:table-cell table:style-name="ce27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59. Maximum Depth of N-ary Tree:</text:p>
            <text:p/>
          </table:table-cell>
          <table:table-cell table:style-name="ce84"/>
          <table:table-cell table:style-name="ce22"/>
          <table:table-cell table:style-name="ce27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1. Minimum Depth of Binary Tree:</text:p>
            <text:p/>
          </table:table-cell>
          <table:table-cell table:style-name="ce84"/>
          <table:table-cell table:style-name="ce22"/>
          <table:table-cell table:style-name="ce27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4. Maximum Depth of Binary Tree</text:p>
            <text:p/>
          </table:table-cell>
          <table:table-cell table:style-name="ce84"/>
          <table:table-cell table:style-name="ce22"/>
          <table:table-cell table:style-name="ce27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ED-00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84"/>
          <table:table-cell table:style-name="ce22"/>
          <table:table-cell table:style-name="ce27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72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84"/>
          <table:table-cell table:style-name="ce22"/>
          <table:table-cell table:style-name="ce27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. Rotate List:</text:p>
            <text:p/>
          </table:table-cell>
          <table:table-cell table:style-name="ce84"/>
          <table:table-cell table:style-name="ce22"/>
          <table:table-cell table:style-name="ce27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4" calcext:value-type="date">
            <text:p>2020-08-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04. Sum of Left Leaves:</text:p>
            <text:p/>
          </table:table-cell>
          <table:table-cell table:style-name="ce84"/>
          <table:table-cell table:style-name="ce22"/>
          <table:table-cell table:style-name="ce27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3" calcext:value-type="date">
            <text:p>2020-08-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84"/>
          <table:table-cell table:style-name="ce22"/>
          <table:table-cell table:style-name="ce27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03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3" calcext:value-type="date">
            <text:p>2020-08-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84" office:value-type="string" calcext:value-type="string">
            <text:p/>
            <text:p>- More problems on Trie</text:p>
          </table:table-cell>
          <table:table-cell table:style-name="ce22" office:value-type="string" calcext:value-type="string">
            <text:p/>
            <text:p>- I noticed the solution early</text:p>
          </table:table-cell>
          <table:table-cell table:style-name="ce27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05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3" calcext:value-type="date">
            <text:p>2020-08-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84" office:value-type="string" calcext:value-type="string">
            <text:p/>
            <text:p>- More problems on Greedy approach</text:p>
          </table:table-cell>
          <table:table-cell table:style-name="ce22" office:value-type="string" calcext:value-type="string">
            <text:p/>
            <text:p>- I implemented a DFS approach very quickly</text:p>
          </table:table-cell>
          <table:table-cell table:style-name="ce27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2" calcext:value-type="date">
            <text:p>2020-08-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84"/>
          <table:table-cell table:style-name="ce22"/>
          <table:table-cell table:style-name="ce27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2" calcext:value-type="date">
            <text:p>2020-08-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84"/>
          <table:table-cell table:style-name="ce22"/>
          <table:table-cell table:style-name="ce27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55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2" calcext:value-type="date">
            <text:p>2020-08-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84"/>
          <table:table-cell table:style-name="ce22"/>
          <table:table-cell table:style-name="ce27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84"/>
          <table:table-cell table:style-name="ce22"/>
          <table:table-cell table:style-name="ce27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3">
          <table:table-cell table:style-name="ce1" office:value-type="string" calcext:value-type="string">
            <text:p>LC-10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84"/>
          <table:table-cell table:style-name="ce22"/>
          <table:table-cell table:style-name="ce27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1. First Missing Positive:</text:p>
            <text:p/>
          </table:table-cell>
          <table:table-cell table:style-name="ce84"/>
          <table:table-cell table:style-name="ce22"/>
          <table:table-cell table:style-name="ce27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 </text:p>
            <text:p/>
          </table:table-cell>
          <table:table-cell table:style-name="ce84"/>
          <table:table-cell table:style-name="ce22"/>
          <table:table-cell table:style-name="ce27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9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1" calcext:value-type="date">
            <text:p>2020-08-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05. Sort Array By Parity:</text:p>
            <text:p/>
          </table:table-cell>
          <table:table-cell table:style-name="ce84"/>
          <table:table-cell table:style-name="ce22"/>
          <table:table-cell table:style-name="ce27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53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84"/>
          <table:table-cell table:style-name="ce22"/>
          <table:table-cell table:style-name="ce27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8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84"/>
          <table:table-cell table:style-name="ce22"/>
          <table:table-cell table:style-name="ce27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84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22"/>
          <table:table-cell table:style-name="ce27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84"/>
          <table:table-cell table:style-name="ce22"/>
          <table:table-cell table:style-name="ce27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ED-0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20" calcext:value-type="date">
            <text:p>2020-08-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ED-003.  Cyclic Sort:</text:p>
            <text:p/>
            <text:p/>
          </table:table-cell>
          <table:table-cell table:style-name="ce84"/>
          <table:table-cell table:style-name="ce22"/>
          <table:table-cell table:style-name="ce27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8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9" calcext:value-type="date">
            <text:p>2020-08-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84"/>
          <table:table-cell table:style-name="ce22"/>
          <table:table-cell table:style-name="ce27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9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8" calcext:value-type="date">
            <text:p>2020-08-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84"/>
          <table:table-cell table:style-name="ce22"/>
          <table:table-cell table:style-name="ce27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6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formula="of:=[.D321]" office:value-type="date" office:date-value="2020-08-18" calcext:value-type="date">
            <text:p>2020-08-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84"/>
          <table:table-cell table:style-name="ce22"/>
          <table:table-cell table:style-name="ce27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7" calcext:value-type="date">
            <text:p>2020-08-1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84"/>
          <table:table-cell table:style-name="ce22"/>
          <table:table-cell table:style-name="ce27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7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7" calcext:value-type="date">
            <text:p>2020-08-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9. Employee Free Time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1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7" calcext:value-type="date">
            <text:p>2020-08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1" office:value-type="string" calcext:value-type="string">
            <text:p>review</text:p>
          </table:table-cell>
          <table:table-cell table:style-name="ce12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84"/>
          <table:table-cell table:style-name="ce22"/>
          <table:table-cell table:style-name="ce27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ED-0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6" calcext:value-type="date">
            <text:p>2020-08-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ED-002. Maximum CPU Load:</text:p>
            <text:p/>
          </table:table-cell>
          <table:table-cell table:style-name="ce84"/>
          <table:table-cell table:style-name="ce22"/>
          <table:table-cell table:style-name="ce27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2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16" calcext:value-type="date">
            <text:p>2020-08-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84"/>
          <table:table-cell table:style-name="ce22"/>
          <table:table-cell table:style-name="ce27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16" calcext:value-type="date">
            <text:p>2020-08-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84"/>
          <table:table-cell table:style-name="ce22"/>
          <table:table-cell table:style-name="ce27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2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6" calcext:value-type="date">
            <text:p>2020-08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84"/>
          <table:table-cell table:style-name="ce22"/>
          <table:table-cell table:style-name="ce27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5" calcext:value-type="date">
            <text:p>2020-08-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84"/>
          <table:table-cell table:style-name="ce22"/>
          <table:table-cell table:style-name="ce27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4" calcext:value-type="date">
            <text:p>2020-08-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84" office:value-type="string" calcext:value-type="string">
            <text:p>LC-409. Longest Palindrome:</text:p>
            <text:p/>
            <text:p/>
          </table:table-cell>
          <table:table-cell table:style-name="ce84"/>
          <table:table-cell table:style-name="ce22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27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3" calcext:value-type="date">
            <text:p>2020-08-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84"/>
          <table:table-cell table:style-name="ce22"/>
          <table:table-cell table:style-name="ce27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3" calcext:value-type="date">
            <text:p>2020-08-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5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12" calcext:value-type="date">
            <text:p>2020-08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84"/>
          <table:table-cell table:style-name="ce22"/>
          <table:table-cell table:style-name="ce27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12" calcext:value-type="date">
            <text:p>2020-08-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84"/>
          <table:table-cell table:style-name="ce22"/>
          <table:table-cell table:style-name="ce27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2" calcext:value-type="date">
            <text:p>2020-08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9. Pascal's Triangle II:</text:p>
            <text:p/>
          </table:table-cell>
          <table:table-cell table:style-name="ce84"/>
          <table:table-cell table:style-name="ce22"/>
          <table:table-cell table:style-name="ce27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11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2" calcext:value-type="date">
            <text:p>2020-08-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8. Pascal's Triangle:</text:p>
            <text:p/>
          </table:table-cell>
          <table:table-cell table:style-name="ce84"/>
          <table:table-cell table:style-name="ce22"/>
          <table:table-cell table:style-name="ce27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7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84"/>
          <table:table-cell table:style-name="ce22"/>
          <table:table-cell table:style-name="ce27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84" office:value-type="string" calcext:value-type="string">
            <text:p/>
            <text:p>- Python, be carefull on precedence with multiple assignments:</text:p>
            <text:p>head.next, head = clone, head.next (<text:span text:style-name="T4">Correct</text:span>)</text:p>
            <text:p>head, head.next= head.next, clone (<text:span text:style-name="T4">Incorrect</text:span>)</text:p>
          </table:table-cell>
          <table:table-cell table:style-name="ce22"/>
          <table:table-cell table:style-name="ce27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47. Insertion Sort List:</text:p>
            <text:p/>
            <text:p>- </text:p>
            <text:p/>
          </table:table-cell>
          <table:table-cell table:style-name="ce84"/>
          <table:table-cell table:style-name="ce22"/>
          <table:table-cell table:style-name="ce27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84"/>
          <table:table-cell table:style-name="ce22"/>
          <table:table-cell table:style-name="ce27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44. Reverse String:</text:p>
            <text:p/>
            <text:p/>
          </table:table-cell>
          <table:table-cell table:style-name="ce84" office:value-type="string" calcext:value-type="string">
            <text:p>- More BST problems</text:p>
          </table:table-cell>
          <table:table-cell table:style-name="ce22"/>
          <table:table-cell table:style-name="ce27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1" calcext:value-type="date">
            <text:p>2020-08-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84"/>
          <table:table-cell table:style-name="ce22"/>
          <table:table-cell table:style-name="ce27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4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0" calcext:value-type="date">
            <text:p>2020-08-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84"/>
          <table:table-cell table:style-name="ce22"/>
          <table:table-cell table:style-name="ce27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0" calcext:value-type="date">
            <text:p>2020-08-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84"/>
          <table:table-cell table:style-name="ce22"/>
          <table:table-cell table:style-name="ce27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7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10" calcext:value-type="date">
            <text:p>2020-08-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84"/>
          <table:table-cell table:style-name="ce22"/>
          <table:table-cell table:style-name="ce27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9" calcext:value-type="date">
            <text:p>2020-08-0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84"/>
          <table:table-cell table:style-name="ce22"/>
          <table:table-cell table:style-name="ce27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2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84"/>
          <table:table-cell table:style-name="ce22"/>
          <table:table-cell table:style-name="ce27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9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84" office:value-type="string" calcext:value-type="string">
            <text:p/>
            <text:p>- More linked list problems</text:p>
          </table:table-cell>
          <table:table-cell table:style-name="ce22"/>
          <table:table-cell table:style-name="ce27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84"/>
          <table:table-cell table:style-name="ce22" office:value-type="string" calcext:value-type="string">
            <text:p/>
            <text:p>- I used sentinel node pattern</text:p>
            <text:p/>
          </table:table-cell>
          <table:table-cell table:style-name="ce27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84"/>
          <table:table-cell table:style-name="ce22"/>
          <table:table-cell table:style-name="ce27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1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7" calcext:value-type="date">
            <text:p>2020-08-0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. Reorder List:</text:p>
            <text:p/>
            <text:p>- I am still slow </text:p>
            <text:p/>
          </table:table-cell>
          <table:table-cell table:style-name="ce84"/>
          <table:table-cell table:style-name="ce22"/>
          <table:table-cell table:style-name="ce27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23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4. Palindrome Linked List:</text:p>
            <text:p/>
            <text:p/>
          </table:table-cell>
          <table:table-cell table:style-name="ce84"/>
          <table:table-cell table:style-name="ce22"/>
          <table:table-cell table:style-name="ce27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0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84"/>
          <table:table-cell table:style-name="ce22"/>
          <table:table-cell table:style-name="ce27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87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84"/>
          <table:table-cell table:style-name="ce22"/>
          <table:table-cell table:style-name="ce27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3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28. Odd Even Linked List:</text:p>
            <text:p/>
          </table:table-cell>
          <table:table-cell table:style-name="ce84"/>
          <table:table-cell table:style-name="ce22"/>
          <table:table-cell table:style-name="ce27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6" calcext:value-type="date">
            <text:p>2020-08-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</text:p>
            <text:p/>
          </table:table-cell>
          <table:table-cell table:style-name="ce84"/>
          <table:table-cell table:style-name="ce22"/>
          <table:table-cell table:style-name="ce27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45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84"/>
          <table:table-cell table:style-name="ce22"/>
          <table:table-cell table:style-name="ce27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9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84"/>
          <table:table-cell table:style-name="ce22"/>
          <table:table-cell table:style-name="ce27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81. Shortest Unsorted Continuous Subarray:</text:p>
            <text:p/>
          </table:table-cell>
          <table:table-cell table:style-name="ce84"/>
          <table:table-cell table:style-name="ce22"/>
          <table:table-cell table:style-name="ce27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6">
          <table:table-cell table:style-name="ce1" office:value-type="string" calcext:value-type="string">
            <text:p>LC-8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4. Backspace String Compare:</text:p>
            <text:p/>
            <text:p/>
          </table:table-cell>
          <table:table-cell table:style-name="ce84"/>
          <table:table-cell table:style-name="ce22"/>
          <table:table-cell table:style-name="ce27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84"/>
          <table:table-cell table:style-name="ce22"/>
          <table:table-cell table:style-name="ce27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ED-0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4" calcext:value-type="date">
            <text:p>2020-08-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84"/>
          <table:table-cell table:style-name="ce22"/>
          <table:table-cell table:style-name="ce27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7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84"/>
          <table:table-cell table:style-name="ce22"/>
          <table:table-cell table:style-name="ce27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5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9. 3Sum Smaller:</text:p>
            <text:p/>
          </table:table-cell>
          <table:table-cell table:style-name="ce84"/>
          <table:table-cell table:style-name="ce22"/>
          <table:table-cell table:style-name="ce27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84"/>
          <table:table-cell table:style-name="ce22" office:value-type="string" calcext:value-type="string">
            <text:p/>
            <text:p>- Better than the 1<text:span text:style-name="T1">st</text:span>. Time</text:p>
          </table:table-cell>
          <table:table-cell table:style-name="ce27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84"/>
          <table:table-cell table:style-name="ce22"/>
          <table:table-cell table:style-name="ce27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99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77. Squares of a Sorted Array:</text:p>
            <text:p/>
          </table:table-cell>
          <table:table-cell table:style-name="ce84"/>
          <table:table-cell table:style-name="ce22"/>
          <table:table-cell table:style-name="ce27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1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3" calcext:value-type="date">
            <text:p>2020-08-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84"/>
          <table:table-cell table:style-name="ce22"/>
          <table:table-cell table:style-name="ce27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83. Move Zeroes:</text:p>
            <text:p/>
          </table:table-cell>
          <table:table-cell table:style-name="ce84"/>
          <table:table-cell table:style-name="ce22"/>
          <table:table-cell table:style-name="ce27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2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84"/>
          <table:table-cell table:style-name="ce22"/>
          <table:table-cell table:style-name="ce27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2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. Remove Duplicates from Sorted Array:</text:p>
            <text:p/>
          </table:table-cell>
          <table:table-cell table:style-name="ce84"/>
          <table:table-cell table:style-name="ce22"/>
          <table:table-cell table:style-name="ce27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8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84" office:value-type="string" calcext:value-type="string">
            <text:p/>
            <text:p>- More problems with linked lists</text:p>
          </table:table-cell>
          <table:table-cell table:style-name="ce22" office:value-type="string" calcext:value-type="string">
            <text:p/>
            <text:p>- I used sentinel pattern</text:p>
          </table:table-cell>
          <table:table-cell table:style-name="ce27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3. Remove Duplicates from Sorted List:</text:p>
            <text:p/>
          </table:table-cell>
          <table:table-cell table:style-name="ce84"/>
          <table:table-cell table:style-name="ce22"/>
          <table:table-cell table:style-name="ce27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3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84"/>
          <table:table-cell table:style-name="ce22"/>
          <table:table-cell table:style-name="ce27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7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2" calcext:value-type="date">
            <text:p>2020-08-0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84"/>
          <table:table-cell table:style-name="ce22"/>
          <table:table-cell table:style-name="ce27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2">
          <table:table-cell table:style-name="ce1" office:value-type="string" calcext:value-type="string">
            <text:p>LC-7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84"/>
          <table:table-cell table:style-name="ce22"/>
          <table:table-cell table:style-name="ce27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4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84"/>
          <table:table-cell table:style-name="ce22"/>
          <table:table-cell table:style-name="ce27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5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84"/>
          <table:table-cell table:style-name="ce22"/>
          <table:table-cell table:style-name="ce27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11">
          <table:table-cell table:style-name="ce1" office:value-type="string" calcext:value-type="string">
            <text:p>LC-3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ash/Set</text:p>
            <text:p>Queue/Stack</text:p>
          </table:table-cell>
          <table:table-cell table:style-name="ce1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84" office:value-type="string" calcext:value-type="string">
            <text:p/>
            <text:p>- More problems with queue datastructure</text:p>
          </table:table-cell>
          <table:table-cell table:style-name="ce22"/>
          <table:table-cell table:style-name="ce27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table:style-name="ce1" office:value-type="string" calcext:value-type="string">
            <text:p>LC-5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8-01" calcext:value-type="date">
            <text:p>2020-08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20. Detect Capital:</text:p>
            <text:p/>
          </table:table-cell>
          <table:table-cell table:style-name="ce84"/>
          <table:table-cell table:style-name="ce22"/>
          <table:table-cell table:style-name="ce27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2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7-31" calcext:value-type="date">
            <text:p>2020-07-3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84"/>
          <table:table-cell table:style-name="ce22"/>
          <table:table-cell table:style-name="ce27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4">
          <table:table-cell table:style-name="ce1" office:value-type="string" calcext:value-type="string">
            <text:p>LC-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date" office:date-value="2020-07-31" calcext:value-type="date">
            <text:p>2020-07-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84"/>
          <table:table-cell table:style-name="ce22"/>
          <table:table-cell table:style-name="ce27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98" table:number-columns-repeated="6"/>
        </table:table-row>
        <table:table-row table:style-name="ro3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27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27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27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27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27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27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27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4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27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27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27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27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27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27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27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27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27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27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27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27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27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27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27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27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27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27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27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27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27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27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27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27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27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27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27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27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27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27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27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27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27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27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27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27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70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27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27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27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27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27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27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27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27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27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27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27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27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27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27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27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27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27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27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27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86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27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27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27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27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27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27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27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27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27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27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27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27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27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27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table:style-name="ce63" office:value-type="string" calcext:value-type="string">
            <text:p>LC-669</text:p>
          </table:table-cell>
          <table:table-cell table:style-name="ce63" office:value-type="string" calcext:value-type="string">
            <text:p>Easy</text:p>
          </table:table-cell>
          <table:table-cell table:style-name="ce63" office:value-type="float" office:value="1" calcext:value-type="float">
            <text:p>1</text:p>
          </table:table-cell>
          <table:table-cell table:style-name="ce73" office:value-type="date" office:date-value="2020-07-04" calcext:value-type="date">
            <text:p>2020-07-04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string" calcext:value-type="string">
            <text:p>Tree</text:p>
            <text:p>BST</text:p>
          </table:table-cell>
          <table:table-cell table:style-name="ce63"/>
          <table:table-cell table:formula="of:= 10 - ([.$E471] - 20)/4" office:value-type="float" office:value="-15" calcext:value-type="float">
            <text:p>-15.00</text:p>
          </table:table-cell>
          <table:table-cell table:style-name="ce63" office:value-type="string" calcext:value-type="string">
            <text:p>toreview</text:p>
          </table:table-cell>
          <table:table-cell table:style-name="ce86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89"/>
          <table:table-cell table:style-name="ce93"/>
          <table:table-cell table:style-name="ce27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97" table:number-columns-repeated="1005"/>
          <table:table-cell table:number-columns-repeated="6"/>
        </table:table-row>
        <table:table-row table:style-name="ro15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70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3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27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27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27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27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60"/>
        <table:table-column table:style-name="co13" table:default-cell-style-name="ce60"/>
        <table:table-column table:style-name="co14" table:default-cell-style-name="ce60"/>
        <table:table-column table:style-name="co4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number-columns-repeated="2" table:default-cell-style-name="ce60"/>
        <table:table-column table:style-name="co17" table:default-cell-style-name="ce85"/>
        <table:table-column table:style-name="co18" table:default-cell-style-name="ce88"/>
        <table:table-column table:style-name="co11" table:default-cell-style-name="ce92"/>
        <table:table-column table:style-name="co8" table:number-columns-repeated="1013" table:default-cell-style-name="ce96"/>
        <table:table-row table:style-name="ro1">
          <table:table-cell table:style-name="ce99" office:value-type="string" calcext:value-type="string">
            <text:p>Problem</text:p>
          </table:table-cell>
          <table:table-cell table:style-name="ce99" office:value-type="string" calcext:value-type="string">
            <text:p>Exp. Difficulty</text:p>
          </table:table-cell>
          <table:table-cell table:style-name="ce99" office:value-type="string" calcext:value-type="string">
            <text:p>Attempt</text:p>
          </table:table-cell>
          <table:table-cell table:style-name="ce99" office:value-type="string" calcext:value-type="string">
            <text:p>Date</text:p>
          </table:table-cell>
          <table:table-cell table:style-name="ce100" office:value-type="string" calcext:value-type="string">
            <text:p>Time</text:p>
          </table:table-cell>
          <table:table-cell table:style-name="ce100" office:value-type="string" calcext:value-type="string">
            <text:p>Subjects</text:p>
          </table:table-cell>
          <table:table-cell table:style-name="ce100"/>
          <table:table-cell table:style-name="ce100" office:value-type="string" calcext:value-type="string">
            <text:p>Next</text:p>
          </table:table-cell>
          <table:table-cell table:style-name="ce101" office:value-type="string" calcext:value-type="string">
            <text:p>Stuggles</text:p>
          </table:table-cell>
          <table:table-cell table:style-name="ce103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99" table:number-columns-repeated="4"/>
          <table:table-cell table:style-name="ce100" table:number-columns-repeated="4"/>
          <table:table-cell table:style-name="ce101"/>
          <table:table-cell table:style-name="ce103"/>
          <table:table-cell table:number-columns-repeated="1014"/>
        </table:table-row>
        <table:table-row table:style-name="ro1">
          <table:table-cell table:style-name="ce63" table:number-columns-repeated="3"/>
          <table:table-cell table:style-name="ce73"/>
          <table:table-cell table:style-name="ce63" table:number-columns-repeated="4"/>
          <table:table-cell table:style-name="ce86"/>
          <table:table-cell table:style-name="ce89"/>
          <table:table-cell table:style-name="ce93"/>
          <table:table-cell table:style-name="ce97" table:number-columns-repeated="1013"/>
        </table:table-row>
        <table:table-row table:style-name="ro2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date" office:date-value="2020-09-28" calcext:value-type="date">
            <text:p>2020-09-28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102" office:value-type="string" calcext:value-type="string">
            <text:p>Design WhatsApp:</text:p>
          </table:table-cell>
          <table:table-cell table:style-name="ce15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84"/>
          <table:table-cell table:style-name="ce26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2" table:number-columns-repeated="1006"/>
          <table:table-cell table:style-name="ce98" table:number-columns-repeated="6"/>
        </table:table-row>
        <table:table-row table:style-name="ro1" table:number-rows-repeated="4">
          <table:table-cell table:number-columns-repeated="3"/>
          <table:table-cell table:style-name="ce70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3.67mm" svg:height="208.49mm" svg:x="0mm" svg:y="10.58mm">
            <draw:object draw:notify-on-update-of-ranges="Algorithm_Problems_log_Chart.E1:Algorithm_Problems_log_Chart.E1 Algorithm_Problems_log_Chart.A2:Algorithm_Problems_log_Chart.A999 Algorithm_Problems_log_Chart.B1:Algorithm_Problems_log_Chart.B1 Algorithm_Problems_log_Chart.B2:Algorithm_Problems_log_Chart.B999 Algorithm_Problems_log_Chart.A2:Algorithm_Problems_log_Chart.A999 Algorithm_Problems_log_Chart.E1:Algorithm_Problems_log_Chart.E1 Algorithm_Problems_log_Chart.E2:Algorithm_Problems_log_Chart.E999 Algorithm_Problems_log_Chart.A2:Algorithm_Problems_log_Chart.A999 Algorithm_Problems_log_Chart.C1:Algorithm_Problems_log_Chart.C1 Algorithm_Problems_log_Chart.C2:Algorithm_Problems_log_Chart.C999 Algorithm_Problems_log_Chart.A2:Algorithm_Problems_log_Chart.A999 Algorithm_Problems_log_Chart.D1:Algorithm_Problems_log_Chart.D1 Algorithm_Problems_log_Chart.D2:Algorithm_Problems_log_Chart.D9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70"/>
        <table:table-column table:style-name="co19" table:default-cell-style-name="ce60"/>
        <table:table-column table:style-name="co2" table:default-cell-style-name="ce60"/>
        <table:table-column table:style-name="co5" table:default-cell-style-name="ce60"/>
        <table:table-column table:style-name="co8" table:default-cell-style-name="ce96"/>
        <table:table-column table:style-name="co12" table:default-cell-style-name="ce96"/>
        <table:table-column table:style-name="co8" table:number-columns-repeated="1000" table:default-cell-style-name="ce96"/>
        <table:table-column table:style-name="co8" table:number-columns-repeated="5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32" office:value-type="string" calcext:value-type="string">
            <text:p>Target</text:p>
          </table:table-cell>
          <table:table-cell table:style-name="ce32" office:value-type="string" calcext:value-type="string">
            <text:p>To_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5" calcext:value-type="date">
            <text:p>2020-10-15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4" calcext:value-type="date">
            <text:p>2020-10-14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3" calcext:value-type="date">
            <text:p>2020-10-13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2" calcext:value-type="date">
            <text:p>2020-10-12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1" calcext:value-type="date">
            <text:p>2020-10-11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4.75" calcext:value-type="float">
            <text:p>4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10" calcext:value-type="date">
            <text:p>2020-10-10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4.5" calcext:value-type="float">
            <text:p>4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9" calcext:value-type="date">
            <text:p>2020-10-09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4.08333333333333" calcext:value-type="float">
            <text:p>4.0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8" calcext:value-type="date">
            <text:p>2020-10-08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4.08333333333333" calcext:value-type="float">
            <text:p>4.0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7" calcext:value-type="date">
            <text:p>2020-10-07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4.08333333333333" calcext:value-type="float">
            <text:p>4.0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6" calcext:value-type="date">
            <text:p>2020-10-06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3.4166666666667" calcext:value-type="float">
            <text:p>13.42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11.3" calcext:value-type="float">
            <text:p>11.3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4.08333333333333" calcext:value-type="float">
            <text:p>4.0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5" calcext:value-type="date">
            <text:p>2020-10-05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7.1875" calcext:value-type="float">
            <text:p>7.19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3.5" calcext:value-type="float">
            <text:p>3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4" calcext:value-type="date">
            <text:p>2020-10-04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2.125" calcext:value-type="float">
            <text:p>2.13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3.5" calcext:value-type="float">
            <text:p>3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3" calcext:value-type="date">
            <text:p>2020-10-03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8.6" calcext:value-type="float">
            <text:p>8.6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0" calcext:value-type="float">
            <text:p>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2" calcext:value-type="date">
            <text:p>2020-10-02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9.41666666666667" calcext:value-type="float">
            <text:p>9.42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0" calcext:value-type="float">
            <text:p>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10-01" calcext:value-type="date">
            <text:p>2020-10-01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10.75" calcext:value-type="float">
            <text:p>10.75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-10.1666666666667" calcext:value-type="float">
            <text:p>-10.17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30" calcext:value-type="date">
            <text:p>2020-09-30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1.25" calcext:value-type="float">
            <text:p>1.2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9" calcext:value-type="date">
            <text:p>2020-09-29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6.33333333333333" calcext:value-type="float">
            <text:p>6.33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8" calcext:value-type="date">
            <text:p>2020-09-28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6.33333333333333" calcext:value-type="float">
            <text:p>6.33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7" calcext:value-type="date">
            <text:p>2020-09-27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6.33333333333333" calcext:value-type="float">
            <text:p>6.33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6" calcext:value-type="date">
            <text:p>2020-09-26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3.875" calcext:value-type="float">
            <text:p>3.88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6.33333333333333" calcext:value-type="float">
            <text:p>6.33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5" calcext:value-type="date">
            <text:p>2020-09-25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4" calcext:value-type="date">
            <text:p>2020-09-24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3" calcext:value-type="date">
            <text:p>2020-09-23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2" calcext:value-type="date">
            <text:p>2020-09-22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1" calcext:value-type="date">
            <text:p>2020-09-21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20" calcext:value-type="date">
            <text:p>2020-09-20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" calcext:value-type="float">
            <text:p>7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9" calcext:value-type="date">
            <text:p>2020-09-19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8" calcext:value-type="date">
            <text:p>2020-09-18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2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7" calcext:value-type="date">
            <text:p>2020-09-17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6" calcext:value-type="date">
            <text:p>2020-09-16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5" calcext:value-type="date">
            <text:p>2020-09-15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4" calcext:value-type="date">
            <text:p>2020-09-14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3" calcext:value-type="date">
            <text:p>2020-09-13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2" calcext:value-type="date">
            <text:p>2020-09-12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1" calcext:value-type="date">
            <text:p>2020-09-11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10" calcext:value-type="date">
            <text:p>2020-09-10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9" calcext:value-type="date">
            <text:p>2020-09-09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8" calcext:value-type="date">
            <text:p>2020-09-08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3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7" calcext:value-type="date">
            <text:p>2020-09-07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6" calcext:value-type="date">
            <text:p>2020-09-06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5" calcext:value-type="date">
            <text:p>2020-09-05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4" calcext:value-type="date">
            <text:p>2020-09-04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-2" calcext:value-type="float">
            <text:p>-2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3" calcext:value-type="date">
            <text:p>2020-09-03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-3.75" calcext:value-type="float">
            <text:p>-3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2" calcext:value-type="date">
            <text:p>2020-09-02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9-01" calcext:value-type="date">
            <text:p>2020-09-01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31" calcext:value-type="date">
            <text:p>2020-08-31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30" calcext:value-type="date">
            <text:p>2020-08-30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9" calcext:value-type="date">
            <text:p>2020-08-29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4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8" calcext:value-type="date">
            <text:p>2020-08-28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7" calcext:value-type="date">
            <text:p>2020-08-27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6" calcext:value-type="date">
            <text:p>2020-08-26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5" calcext:value-type="date">
            <text:p>2020-08-25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4" calcext:value-type="date">
            <text:p>2020-08-24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3" calcext:value-type="date">
            <text:p>2020-08-23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2.5" calcext:value-type="float">
            <text:p>2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2" calcext:value-type="date">
            <text:p>2020-08-22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375" calcext:value-type="float">
            <text:p>7.3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1" calcext:value-type="date">
            <text:p>2020-08-21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375" calcext:value-type="float">
            <text:p>7.38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20" calcext:value-type="date">
            <text:p>2020-08-20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-10" calcext:value-type="float">
            <text:p>-1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9" calcext:value-type="date">
            <text:p>2020-08-19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-10" calcext:value-type="float">
            <text:p>-1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8" calcext:value-type="date">
            <text:p>2020-08-18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-10" calcext:value-type="float">
            <text:p>-1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7" calcext:value-type="date">
            <text:p>2020-08-17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-10" calcext:value-type="float">
            <text:p>-10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6" calcext:value-type="date">
            <text:p>2020-08-16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5" calcext:value-type="date">
            <text:p>2020-08-15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8.75" calcext:value-type="float">
            <text:p>8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4" calcext:value-type="date">
            <text:p>2020-08-14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8.75" calcext:value-type="float">
            <text:p>8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3" calcext:value-type="date">
            <text:p>2020-08-13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8.75" calcext:value-type="float">
            <text:p>8.75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2" calcext:value-type="date">
            <text:p>2020-08-12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1" calcext:value-type="date">
            <text:p>2020-08-11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10" calcext:value-type="date">
            <text:p>2020-08-10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9" calcext:value-type="date">
            <text:p>2020-08-09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8" calcext:value-type="date">
            <text:p>2020-08-08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7" calcext:value-type="date">
            <text:p>2020-08-07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6" calcext:value-type="date">
            <text:p>2020-08-06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5" calcext:value-type="date">
            <text:p>2020-08-05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4" calcext:value-type="date">
            <text:p>2020-08-04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3" calcext:value-type="date">
            <text:p>2020-08-03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2" calcext:value-type="date">
            <text:p>2020-08-02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6" calcext:value-type="float">
            <text:p>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8-01" calcext:value-type="date">
            <text:p>2020-08-01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7-31" calcext:value-type="date">
            <text:p>2020-07-31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32" table:number-columns-repeated="1000"/>
          <table:table-cell table:style-name="ce98" table:number-columns-repeated="5"/>
        </table:table-row>
        <table:table-row table:style-name="ro1">
          <table:table-cell table:style-name="ce8" office:value-type="date" office:date-value="2020-07-30" calcext:value-type="date">
            <text:p>2020-07-30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-15" calcext:value-type="float">
            <text:p>-15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9" calcext:value-type="date">
            <text:p>2020-07-29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-2.5" calcext:value-type="float">
            <text:p>-2.5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8" calcext:value-type="date">
            <text:p>2020-07-28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7" calcext:value-type="date">
            <text:p>2020-07-27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6" calcext:value-type="date">
            <text:p>2020-07-26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5" calcext:value-type="date">
            <text:p>2020-07-25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4" calcext:value-type="date">
            <text:p>2020-07-24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3" calcext:value-type="date">
            <text:p>2020-07-23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2" calcext:value-type="date">
            <text:p>2020-07-22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1" calcext:value-type="date">
            <text:p>2020-07-21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20" calcext:value-type="date">
            <text:p>2020-07-20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9" calcext:value-type="date">
            <text:p>2020-07-19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8" calcext:value-type="date">
            <text:p>2020-07-18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7" calcext:value-type="date">
            <text:p>2020-07-17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6" calcext:value-type="date">
            <text:p>2020-07-16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5" calcext:value-type="date">
            <text:p>2020-07-15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4" calcext:value-type="date">
            <text:p>2020-07-14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3" calcext:value-type="date">
            <text:p>2020-07-13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2" calcext:value-type="date">
            <text:p>2020-07-12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1" calcext:value-type="date">
            <text:p>2020-07-11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10" calcext:value-type="date">
            <text:p>2020-07-10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9" calcext:value-type="date">
            <text:p>2020-07-09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8" calcext:value-type="date">
            <text:p>2020-07-08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7" calcext:value-type="date">
            <text:p>2020-07-07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6" calcext:value-type="date">
            <text:p>2020-07-06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5" calcext:value-type="date">
            <text:p>2020-07-05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4" calcext:value-type="date">
            <text:p>2020-07-04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3" calcext:value-type="date">
            <text:p>2020-07-03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2" calcext:value-type="date">
            <text:p>2020-07-02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8" office:value-type="date" office:date-value="2020-07-01" calcext:value-type="date">
            <text:p>2020-07-01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-16" calcext:value-type="float">
            <text:p>-16.00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109];[$Algorithm_Problems_log.$B$380:.$B1411];&quot;Medium&quot;);[.$C110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32" table:formula="of:=11.25" office:value-type="float" office:value="11.25" calcext:value-type="float">
            <text:p>11.25</text:p>
          </table:table-cell>
          <table:table-cell table:style-name="ce32" table:formula="of:=IF([.$A10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10484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60"/>
        <table:table-column table:style-name="co20" table:default-cell-style-name="ce60"/>
        <table:table-column table:style-name="co14" table:default-cell-style-name="ce60"/>
        <table:table-column table:style-name="co4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74"/>
        <table:table-column table:style-name="co8" table:default-cell-style-name="ce60"/>
        <table:table-column table:style-name="co21" table:default-cell-style-name="ce85"/>
        <table:table-column table:style-name="co8" table:default-cell-style-name="ce88"/>
        <table:table-column table:style-name="co22" table:default-cell-style-name="ce92"/>
        <table:table-column table:style-name="co8" table:number-columns-repeated="1006" table:default-cell-style-name="ce96"/>
        <table:table-row table:style-name="ro1">
          <table:table-cell table:number-columns-repeated="3"/>
          <table:table-cell table:style-name="ce70"/>
          <table:table-cell table:number-columns-repeated="2"/>
          <table:table-cell table:style-name="ce60"/>
          <table:table-cell table:number-columns-repeated="101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70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70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70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70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70"/>
          <table:table-cell table:number-columns-repeated="1013"/>
        </table:table-row>
        <table:table-row table:style-name="ro6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70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70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475" table:display-filter-buttons="true" table:orientation="column"/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109" table:display-filter-buttons="tru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00-00-00</text:date>, <text:time style:data-style-name="N2" text:time-value="11:04:47.187506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10-24T17:20:22.905720339</dc:date>
    <meta:editing-duration>P30DT4H11M13S</meta:editing-duration>
    <meta:editing-cycles>1558</meta:editing-cycles>
    <meta:generator>LibreOffice/6.0.7.3$Linux_X86_64 LibreOffice_project/00m0$Build-3</meta:generator>
    <meta:document-statistic meta:table-count="4" meta:cell-count="5238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A1:Algorithm_Problems_log_Chart.E999" chart:data-source-has-labels="both" svg:x="0.378cm" svg:y="0.521cm" svg:width="45.701cm" svg:height="19.724cm">
          <chartooo:coordinate-region svg:x="1.582cm" svg:y="0.521cm" svg:width="43.649cm" svg:height="19.077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999" chart:label-cell-address="Algorithm_Problems_log_Chart.B1:Algorithm_Problems_log_Chart.B1" chart:class="chart:scatter">
            <chart:domain table:cell-range-address="Algorithm_Problems_log_Chart.A2:Algorithm_Problems_log_Chart.A999"/>
            <chart:mean-value chart:style-name="ch8"/>
            <chart:regression-curve chart:style-name="ch9"/>
            <chart:data-point chart:repeated="998"/>
          </chart:series>
          <chart:series chart:style-name="ch10" chart:values-cell-range-address="Algorithm_Problems_log_Chart.E2:Algorithm_Problems_log_Chart.E999" chart:label-cell-address="Algorithm_Problems_log_Chart.E1:Algorithm_Problems_log_Chart.E1" chart:class="chart:scatter">
            <chart:data-point chart:repeated="17"/>
            <chart:data-point chart:style-name="ch11"/>
            <chart:data-point chart:repeated="980"/>
          </chart:series>
          <chart:series chart:style-name="ch12" chart:values-cell-range-address="Algorithm_Problems_log_Chart.C2:Algorithm_Problems_log_Chart.C999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998"/>
          </chart:series>
          <chart:series chart:style-name="ch15" chart:values-cell-range-address="Algorithm_Problems_log_Chart.D2:Algorithm_Problems_log_Chart.D999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99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119">
                <text:p>44119</text:p>
                <draw:g>
                  <svg:desc>Algorithm_Problems_log_Chart.A2:Algorithm_Problems_log_Chart.A999</svg:desc>
                </draw:g>
              </table:table-cell>
              <table:table-cell office:value-type="float" office:value="12">
                <text:p>12</text:p>
                <draw:g>
                  <svg:desc>Algorithm_Problems_log_Chart.B2:Algorithm_Problems_log_Chart.B999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999</svg:desc>
                </draw:g>
              </table:table-cell>
              <table:table-cell office:value-type="float" office:value="5">
                <text:p>5</text:p>
                <draw:g>
                  <svg:desc>Algorithm_Problems_log_Chart.C2:Algorithm_Problems_log_Chart.C999</svg:desc>
                </draw:g>
              </table:table-cell>
              <table:table-cell office:value-type="float" office:value="-16">
                <text:p>-16</text:p>
                <draw:g>
                  <svg:desc>Algorithm_Problems_log_Chart.D2:Algorithm_Problems_log_Chart.D999</svg:desc>
                </draw:g>
              </table:table-cell>
            </table:table-row>
            <table:table-row>
              <table:table-cell office:value-type="string"/>
              <table:table-cell office:value-type="float" office:value="44118">
                <text:p>44118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5">
                <text:p>44115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/>
              <table:table-cell office:value-type="float" office:value="44114">
                <text:p>44114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44113">
                <text:p>44113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2">
                <text:p>44112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1">
                <text:p>44111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0">
                <text:p>441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1.3">
                <text:p>11.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09">
                <text:p>4410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7.1875">
                <text:p>7.1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8">
                <text:p>4410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2.125">
                <text:p>2.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7">
                <text:p>4410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6">
                <text:p>4410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0.75">
                <text:p>10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string"/>
              <table:table-cell office:value-type="float" office:value="44104">
                <text:p>44104</text:p>
              </table:table-cell>
              <table:table-cell office:value-type="float" office:value="11.5">
                <text:p>11.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/>
              <table:table-cell office:value-type="float" office:value="44103">
                <text:p>44103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2">
                <text:p>44102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1">
                <text:p>44101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0">
                <text:p>4410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3.875">
                <text:p>3.8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099">
                <text:p>4409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8">
                <text:p>4409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